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7.9mm" fo:break-before="auto" style:use-optimal-row-height="true"/>
    </style:style>
    <style:style style:name="ro3" style:family="table-row">
      <style:table-row-properties style:row-height="18.06mm" fo:break-before="auto" style:use-optimal-row-height="true"/>
    </style:style>
    <style:style style:name="ro4" style:family="table-row">
      <style:table-row-properties style:row-height="39.23mm" fo:break-before="auto" style:use-optimal-row-height="true"/>
    </style:style>
    <style:style style:name="ro5" style:family="table-row">
      <style:table-row-properties style:row-height="25.12mm" fo:break-before="auto" style:use-optimal-row-height="true"/>
    </style:style>
    <style:style style:name="ro6" style:family="table-row">
      <style:table-row-properties style:row-height="28.65mm" fo:break-before="auto" style:use-optimal-row-height="true"/>
    </style:style>
    <style:style style:name="ro7" style:family="table-row">
      <style:table-row-properties style:row-height="52.02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fo:background-color="#ffff00" style:rotation-align="none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fo:background-color="transparent"/>
      <style:text-properties fo:color="#000000" style:font-name="TIMES NEW ROMAN" fo:font-size="11pt" style:font-name-asian="Source Han Sans CN Regular" style:font-size-asian="11pt" style:font-name-complex="Lohit Devanagari" style:font-size-complex="11pt"/>
    </style:style>
    <style:style style:name="ce14" style:family="table-cell" style:parent-style-name="Default">
      <style:table-cell-properties fo:background-color="transparen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6" style:family="table-cell" style:parent-style-name="Default"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able-cell-properties fo:background-color="transparent"/>
      <style:text-properties style:font-name="TIMES NEW ROMAN" fo:font-size="11pt" style:font-name-asian="Source Han Sans CN Regular" style:font-size-asian="11pt" style:font-name-complex="Lohit Devanaga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Autor 6</text:p>
          </table:table-cell>
          <table:table-cell table:style-name="ce1" office:value-type="string" calcext:value-type="string">
            <text:p>Autor 7</text:p>
          </table:table-cell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ZAMBONI, Rita Costa Veiga 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5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ITORIANO, Fabiana Gulin Longhi</text:p>
          </table:table-cell>
          <table:table-cell office:value-type="string" calcext:value-type="string">
            <text:p>LIMA, Vânia Mara Alves</text:p>
          </table:table-cell>
          <table:table-cell office:value-type="string" calcext:value-type="string">
            <text:p>BARBANTI, Cristina Hilsdorf</text:p>
          </table:table-cell>
          <table:table-cell table:number-columns-repeated="4"/>
          <table:table-cell office:value-type="string" calcext:value-type="string">
            <text:p>Encuentro Latinoamericano de Bibliotecarios, Archivistas y Museólogo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VIANA, Lilian</text:p>
          </table:table-cell>
          <table:table-cell office:value-type="string" calcext:value-type="string">
            <text:p>PIERUCCINI, Ivet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IANA, Lilian</text:p>
          </table:table-cell>
          <table:table-cell office:value-type="string" calcext:value-type="string">
            <text:p>PIERUCCINI, Ivet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VERANO, Paulo Nascimento</text:p>
          </table:table-cell>
          <table:table-cell office:value-type="string" calcext:value-type="string">
            <text:p>OLIVEIRA, Lúcia Maciel Barbosa d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4" office:value-type="string" calcext:value-type="string">
            <text:p>VALENTE, Nelma Terezinha Zubek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UESTA, Esteban Fernandez </text:p>
          </table:table-cell>
          <table:table-cell office:value-type="string" calcext:value-type="string">
            <text:p>DELGADO, Karina Valdivia</text:p>
          </table:table-cell>
          <table:table-cell office:value-type="string" calcext:value-type="string">
            <text:p>DIGIAMPIETRI, Luciano Antonio</text:p>
          </table:table-cell>
          <table:table-cell office:value-type="string" calcext:value-type="string">
            <text:p>PEREZ-ALCAZAR, José de Jesús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MENA-CHALCO, Jesus</text:p>
          </table:table-cell>
          <table:table-cell/>
          <table:table-cell office:value-type="string" calcext:value-type="string">
            <text:p>Brazilian Workshop on Social Network Analysis and Mining (BraSNAM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TORRENTE, Mauro 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RODRIGUES, Rosely</text:p>
          </table:table-cell>
          <table:table-cell office:value-type="string" calcext:value-type="string">
            <text:p>NEVES, Silvia Soares das</text:p>
          </table:table-cell>
          <table:table-cell table:number-columns-repeated="3"/>
          <table:table-cell office:value-type="string" calcext:value-type="string">
            <text:p>Encontro Internacional sobre Gestão Empresarial e Meio Ambiente (ENGEM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4" office:value-type="string" calcext:value-type="string">
            <text:p>STAL, Eva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table:style-name="ce18" office:value-type="string" calcext:value-type="string">
            <text:p>Congresso de Gestão de Tecnologia Latino-Iberoamericano (ALTEC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4" office:value-type="string" calcext:value-type="string">
            <text:p>STAL, Eva </text:p>
          </table:table-cell>
          <table:table-cell office:value-type="string" calcext:value-type="string">
            <text:p>ANDREASSI, Tales</text:p>
          </table:table-cell>
          <table:table-cell office:value-type="string" calcext:value-type="string">
            <text:p>FUJINO, Asa</text:p>
          </table:table-cell>
          <table:table-cell table:number-columns-repeated="4"/>
          <table:table-cell office:value-type="string" calcext:value-type="string">
            <text:p>Simpósio de Gestão da Inovação Tecnológ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OUZA, Cláudia Daniele de</text:p>
          </table:table-cell>
          <table:table-cell office:value-type="string" calcext:value-type="string">
            <text:p>FILIPPO, Daniela de</text:p>
          </table:table-cell>
          <table:table-cell office:value-type="string" calcext:value-type="string">
            <text:p>TUESTA, Esteban Fernandez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SANZ-CASADO, Elias</text:p>
          </table:table-cell>
          <table:table-cell table:number-columns-repeated="2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4" office:value-type="string" calcext:value-type="string">
            <text:p>SOUSA, Margarida Maria de 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Encontro Ibè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4" office:value-type="string" calcext:value-type="string">
            <text:p>SOUSA, Margarida Maria de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table:number-columns-repeated="6"/>
          <table:table-cell office:value-type="string" calcext:value-type="string">
            <text:p>Jornadas Internacionais de Histórias em Quadrinho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table:number-columns-repeated="6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table:number-columns-repeated="6"/>
          <table:table-cell office:value-type="string" calcext:value-type="string">
            <text:p>International Technology, Education and Environment Conference (TEE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QUEIRA, Ivan Claudio Pereira</text:p>
          </table:table-cell>
          <table:table-cell table:number-columns-repeated="6"/>
          <table:table-cell office:value-type="string" calcext:value-type="string">
            <text:p>Jornadas Internacionais de Histórias em Quadrinho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table:number-columns-repeated="6"/>
          <table:table-cell office:value-type="string" calcext:value-type="string">
            <text:p>International Conference on Teaching and Learning (ICTL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table:number-columns-repeated="6"/>
          <table:table-cell office:value-type="string" calcext:value-type="string">
            <text:p>IFLA WL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QUEIRA, Ivan Claudio Pereira</text:p>
          </table:table-cell>
          <table:table-cell office:value-type="string" calcext:value-type="string">
            <text:p>SIQUEIRA, Jéssica Câmar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Pedro José </text:p>
          </table:table-cell>
          <table:table-cell office:value-type="string" calcext:value-type="string">
            <text:p>PALETTA, Francisco Carlos</text:p>
          </table:table-cell>
          <table:table-cell table:number-columns-repeated="5"/>
          <table:table-cell office:value-type="string" calcext:value-type="string">
            <text:p>Congresso Brasileiro de Educação em Engenharia (COBENG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Pedro José</text:p>
          </table:table-cell>
          <table:table-cell office:value-type="string" calcext:value-type="string">
            <text:p>PALETTA, Francisco Carlos</text:p>
          </table:table-cell>
          <table:table-cell table:number-columns-repeated="4"/>
          <table:table-cell table:style-name="ce17"/>
          <table:table-cell office:value-type="string" calcext:value-type="string">
            <text:p>Congresso Brasileiro de Educação em Engenharia (COBENG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Naiene Sanchez</text:p>
          </table:table-cell>
          <table:table-cell office:value-type="string" calcext:value-type="string">
            <text:p>OLIVEIRA, Lúcia Maciel Barbosa d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José Fernando Modesto da</text:p>
          </table:table-cell>
          <table:table-cell office:value-type="string" calcext:value-type="string">
            <text:p>MUCHERONI, Marcos Luiz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José Fernando Modesto da</text:p>
          </table:table-cell>
          <table:table-cell office:value-type="string" calcext:value-type="string">
            <text:p>MUCHERONI, Marcos Luiz</text:p>
          </table:table-cell>
          <table:table-cell table:number-columns-repeated="5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Andréia Gonçalves</text:p>
          </table:table-cell>
          <table:table-cell office:value-type="string" calcext:value-type="string">
            <text:p>LARA, Marilda Lopes Ginez d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Ana Paula 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5"/>
          <table:table-cell office:value-type="string" calcext:value-type="string">
            <text:p>Congresso ISKO Espanha/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4" office:value-type="string" calcext:value-type="string">
            <text:p>SILVA, Adaci Aparecida Oliveira Rosa da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Encontro Brasileiro de Bibliometria e Cientometria (EBBC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ERRA, Liliana Giusti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ERRA, Liliana Giusti 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ERRA, Liliana Giusti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ERRA, Liliana Giusti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, Marcelo dos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Annual International Conference of the IEEE Engineering in Medicine and Biology Society (EMB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4" office:value-type="string" calcext:value-type="string">
            <text:p>SANTOS, Marcelo dos 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SPIE Medical Imag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Marcelo dos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SPIE Medical Imag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3">
          <table:table-cell office:value-type="string" calcext:value-type="string">
            <text:p>SANTOS, Marcelo dos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table:style-name="ce18" office:value-type="string" calcext:value-type="string">
            <text:p>International Conference on Human-Computer Interaction,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Edison Luís dos</text:p>
          </table:table-cell>
          <table:table-cell office:value-type="string" calcext:value-type="string">
            <text:p>PIERUCCINI, Ivet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Cibele Araujo Camargo Marques dos</text:p>
          </table:table-cell>
          <table:table-cell office:value-type="string" calcext:value-type="string">
            <text:p>CRESTANA, Maria Fazanelli</text:p>
          </table:table-cell>
          <table:table-cell office:value-type="string" calcext:value-type="string">
            <text:p>SANCHES, Fabíola Rizzo</text:p>
          </table:table-cell>
          <table:table-cell office:value-type="string" calcext:value-type="string">
            <text:p>ROSA, José Carlos Balbino</text:p>
          </table:table-cell>
          <table:table-cell table:number-columns-repeated="3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NTOS, Cibele Araujo Camargo Marques dos </text:p>
          </table:table-cell>
          <table:table-cell office:value-type="string" calcext:value-type="string">
            <text:p>KOBASHI, Nair Yumiko</text:p>
          </table:table-cell>
          <table:table-cell office:value-type="string" calcext:value-type="string">
            <text:p>SANTOS, Raimundo Nonato Macedo dos</text:p>
          </table:table-cell>
          <table:table-cell office:value-type="string" calcext:value-type="string">
            <text:p>SANTOS, Marcelo dos </text:p>
          </table:table-cell>
          <table:table-cell table:number-columns-repeated="3"/>
          <table:table-cell office:value-type="string" calcext:value-type="string">
            <text:p>International Conference on Science and Technology Indicato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NTOS, Cibele Araujo Camargo Marques dos</text:p>
          </table:table-cell>
          <table:table-cell office:value-type="string" calcext:value-type="string">
            <text:p>DELVALLE, Juliana Segato</text:p>
          </table:table-cell>
          <table:table-cell office:value-type="string" calcext:value-type="string">
            <text:p>XAVIER, Maria Cristina Alves Silva</text:p>
          </table:table-cell>
          <table:table-cell office:value-type="string" calcext:value-type="string">
            <text:p>SOUZA, Victor Hugo Delvalle</text:p>
          </table:table-cell>
          <table:table-cell table:number-columns-repeated="3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TOS, Cibele Araujo Camargo Marques dos</text:p>
          </table:table-cell>
          <table:table-cell office:value-type="string" calcext:value-type="string">
            <text:p>DELVALLE, Juliana Segato</text:p>
          </table:table-cell>
          <table:table-cell office:value-type="string" calcext:value-type="string">
            <text:p>SOUZA, Victor Hugo Delvalle</text:p>
          </table:table-cell>
          <table:table-cell table:number-columns-repeated="4"/>
          <table:table-cell office:value-type="string" calcext:value-type="string">
            <text:p>Encontro Brasileiro de Bibliometria e Cientometria (EBBC)</text:p>
          </table:table-cell>
          <table:table-cell office:value-type="float" office:value="2014" calcext:value-type="float">
            <text:p>2014</text:p>
          </table:table-cell>
        </table:table-row>
        <table:table-row table:style-name="ro4">
          <table:table-cell table:style-name="ce3" office:value-type="string" calcext:value-type="string">
            <text:p>SANTANA, Talitha Aparecida Jacinto Nascimento</text:p>
          </table:table-cell>
          <table:table-cell office:value-type="string" calcext:value-type="string">
            <text:p>SUGUIYAMA, Helcio Kyoiti</text:p>
          </table:table-cell>
          <table:table-cell office:value-type="string" calcext:value-type="string">
            <text:p>RODRIGUES, Arlindo Manuel Esteves</text:p>
          </table:table-cell>
          <table:table-cell office:value-type="string" calcext:value-type="string">
            <text:p>CÔRTES, Pedro Luiz </text:p>
          </table:table-cell>
          <table:table-cell table:number-columns-repeated="3"/>
          <table:table-cell table:style-name="ce18" office:value-type="string" calcext:value-type="string">
            <text:p>Simpósio Internacional de Gestão de Projetos ( SINGEP) e <text:s/>Simpósio Internacional de Inovação e Sustentabilidade (S2IS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SANTANA, Solange Alves</text:p>
          </table:table-cell>
          <table:table-cell office:value-type="string" calcext:value-type="string">
            <text:p>FRANCELIN, Marivalde Moacir</text:p>
          </table:table-cell>
          <table:table-cell table:number-columns-repeated="5"/>
          <table:table-cell office:value-type="string" calcext:value-type="string">
            <text:p>Seminários de Pesquisa FESPSP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LGADO, Denise Mancera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RUIZ, Mauro Silva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TEIXEIRA, Cláudia Echevenguá</text:p>
          </table:table-cell>
          <table:table-cell office:value-type="string" calcext:value-type="string">
            <text:p>AGUIAR, Alexandre de Oliveira e</text:p>
          </table:table-cell>
          <table:table-cell table:number-columns-repeated="3"/>
          <table:table-cell office:value-type="string" calcext:value-type="string">
            <text:p>Encontro Internacional sobre Gestão Empresarial e Meio Ambiente (ENGEMA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3" office:value-type="string" calcext:value-type="string">
            <text:p>RUIZ, Mauro Silva </text:p>
          </table:table-cell>
          <table:table-cell office:value-type="string" calcext:value-type="string">
            <text:p>BERNARDELLI JR., José Maria </text:p>
          </table:table-cell>
          <table:table-cell office:value-type="string" calcext:value-type="string">
            <text:p>CORRÊA, Rosany</text:p>
          </table:table-cell>
          <table:table-cell office:value-type="string" calcext:value-type="string">
            <text:p>CÔRTES, Pedro Luiz </text:p>
          </table:table-cell>
          <table:table-cell table:number-columns-repeated="3"/>
          <table:table-cell office:value-type="string" calcext:value-type="string">
            <text:p>Encontro Internacional sobre Gestão Empresarial e Meio Ambiente (ENGEMA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ZESTRATEN, Artur Simoes </text:p>
          </table:table-cell>
          <table:table-cell office:value-type="string" calcext:value-type="string">
            <text:p>LIMA, Vânia Mara Alves</text:p>
          </table:table-cell>
          <table:table-cell office:value-type="string" calcext:value-type="string">
            <text:p>MARQUES, Eliana de Azevedo</text:p>
          </table:table-cell>
          <table:table-cell office:value-type="string" calcext:value-type="string">
            <text:p>ORTH, Gabriela Previdello Ferreira</text:p>
          </table:table-cell>
          <table:table-cell table:number-columns-repeated="3"/>
          <table:table-cell office:value-type="string" calcext:value-type="string">
            <text:p>Seminário IberoAmericano - Arquitetura e Document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4">
          <table:table-cell office:value-type="string" calcext:value-type="string">
            <text:p>ROZESTRATEN, Artur Simoes </text:p>
          </table:table-cell>
          <table:table-cell office:value-type="string" calcext:value-type="string">
            <text:p>LIMA, Vânia Mara Alves</text:p>
          </table:table-cell>
          <table:table-cell office:value-type="string" calcext:value-type="string">
            <text:p>MARQUES, Eliana de Azevedo</text:p>
          </table:table-cell>
          <table:table-cell office:value-type="string" calcext:value-type="string">
            <text:p>ORTH, Gabriela Previdello Ferreira</text:p>
          </table:table-cell>
          <table:table-cell office:value-type="string" calcext:value-type="string">
            <text:p>TRONCARELLI, Ruth Cuiá</text:p>
          </table:table-cell>
          <table:table-cell table:number-columns-repeated="2"/>
          <table:table-cell table:style-name="ce18" office:value-type="string" calcext:value-type="string">
            <text:p>Seminário Internacional sobre Documentação do Patrimônio Arquitetônico com o uso de tecnologias digitai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IBEIRO, Camila</text:p>
          </table:table-cell>
          <table:table-cell office:value-type="string" calcext:value-type="string">
            <text:p>MUCHERONI, Marcos Luiz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IBEIRO, Camila </text:p>
          </table:table-cell>
          <table:table-cell office:value-type="string" calcext:value-type="string">
            <text:p>MUCHERONI, Marcos Luiz</text:p>
          </table:table-cell>
          <table:table-cell table:number-columns-repeated="5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4" office:value-type="string" calcext:value-type="string">
            <text:p>RAMOS, Lúcia Verônica Costa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IRES, Daniele Cristina Gonçalves Brene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Seminário Nacional de Documentação e Informação Jurídic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INTO, Daniela Maciel</text:p>
          </table:table-cell>
          <table:table-cell office:value-type="string" calcext:value-type="string">
            <text:p>SANTOS, Marcelo dos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IERUCCINI, Ivete </text:p>
          </table:table-cell>
          <table:table-cell office:value-type="string" calcext:value-type="string">
            <text:p>PERROTTI, Edmir</text:p>
          </table:table-cell>
          <table:table-cell table:number-columns-repeated="5"/>
          <table:table-cell office:value-type="string" calcext:value-type="string">
            <text:p>Forum de Pesquisa em Biblioteca Escola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EREIRA, Maria Fátima</text:p>
          </table:table-cell>
          <table:table-cell office:value-type="string" calcext:value-type="string">
            <text:p>SIQUEIRA, Ivan Claudio Pereira</text:p>
          </table:table-cell>
          <table:table-cell office:value-type="string" calcext:value-type="string">
            <text:p>BUENO, Ricardo Luiz Pereira</text:p>
          </table:table-cell>
          <table:table-cell table:number-columns-repeated="4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4" office:value-type="string" calcext:value-type="string">
            <text:p>PEREIRA, César Antônio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Encontro Brasileiro de Bibliometria e Cientometria (EBBC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4" office:value-type="string" calcext:value-type="string">
            <text:p>PEREIRA, César Antônio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4" office:value-type="string" calcext:value-type="string">
            <text:p>PEREIRA, César Antônio</text:p>
          </table:table-cell>
          <table:table-cell office:value-type="string" calcext:value-type="string">
            <text:p>FUJINO, Asa</text:p>
          </table:table-cell>
          <table:table-cell office:value-type="string" calcext:value-type="string">
            <text:p>SILVEIRA, Marco Antônio</text:p>
          </table:table-cell>
          <table:table-cell table:number-columns-repeated="4"/>
          <table:table-cell office:value-type="string" calcext:value-type="string">
            <text:p>Congreso Latino-Iberoamericano de Gestión Tecnologic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SSARELLI, Brasilina</text:p>
          </table:table-cell>
          <table:table-cell table:number-columns-repeated="6"/>
          <table:table-cell office:value-type="string" calcext:value-type="string">
            <text:p>IFLA WLIC</text:p>
          </table:table-cell>
          <table:table-cell office:value-type="float" office:value="2014" calcext:value-type="float">
            <text:p>2014</text:p>
          </table:table-cell>
        </table:table-row>
        <table:table-row table:style-name="ro5">
          <table:table-cell table:style-name="ce3" office:value-type="string" calcext:value-type="string">
            <text:p>PASSARELLI, Brasilina</text:p>
          </table:table-cell>
          <table:table-cell office:value-type="string" calcext:value-type="string">
            <text:p>VETRITTI, Fabiana Grieco Cabral de Mello</text:p>
          </table:table-cell>
          <table:table-cell table:number-columns-repeated="5"/>
          <table:table-cell table:style-name="ce18" office:value-type="string" calcext:value-type="string">
            <text:p>Congresso Ibero-americano de Comunicação (IBERCOM)</text:p>
          </table:table-cell>
          <table:table-cell office:value-type="float" office:value="2015" calcext:value-type="float">
            <text:p>2015</text:p>
          </table:table-cell>
        </table:table-row>
        <table:table-row table:style-name="ro5">
          <table:table-cell table:style-name="ce3" office:value-type="string" calcext:value-type="string">
            <text:p>PASSARELLI, Brasilina</text:p>
          </table:table-cell>
          <table:table-cell office:value-type="string" calcext:value-type="string">
            <text:p>JUNQUEIRA, Antônio Hélio</text:p>
          </table:table-cell>
          <table:table-cell office:value-type="string" calcext:value-type="string">
            <text:p>BOTELHO, Rodrigo Eduardo Francisco</text:p>
          </table:table-cell>
          <table:table-cell table:number-columns-repeated="4"/>
          <table:table-cell table:style-name="ce18" office:value-type="string" calcext:value-type="string">
            <text:p>Congresso Ibero-americano de Comunicação (IBERCOM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SSARELLI, Brasilina</text:p>
          </table:table-cell>
          <table:table-cell office:value-type="string" calcext:value-type="string">
            <text:p>JUNQUEIRA, Antônio Hélio</text:p>
          </table:table-cell>
          <table:table-cell office:value-type="string" calcext:value-type="string">
            <text:p>GUZZI, Drica</text:p>
          </table:table-cell>
          <table:table-cell office:value-type="string" calcext:value-type="string">
            <text:p>ANGELUCI, Alan César Belo</text:p>
          </table:table-cell>
          <table:table-cell table:number-columns-repeated="3"/>
          <table:table-cell office:value-type="string" calcext:value-type="string">
            <text:p>Annual Conference International Council for Education Medi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table:number-columns-repeated="6"/>
          <table:table-cell office:value-type="string" calcext:value-type="string">
            <text:p>Programa Benchmarking Ambiental Brasileir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table:number-columns-repeated="6"/>
          <table:table-cell office:value-type="string" calcext:value-type="string">
            <text:p>Programa Benchmarking Ambiental Brasileir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table:number-columns-repeated="6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table:number-columns-repeated="6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table:number-columns-repeated="6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table:number-columns-repeated="6"/>
          <table:table-cell office:value-type="string" calcext:value-type="string">
            <text:p>IFLA WLI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table:number-columns-repeated="6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table:number-columns-repeated="6"/>
          <table:table-cell office:value-type="string" calcext:value-type="string">
            <text:p>Congresso ISKO Espanha/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PENEDO, Sergio </text:p>
          </table:table-cell>
          <table:table-cell office:value-type="string" calcext:value-type="string">
            <text:p>YSHII, Yoshiharu</text:p>
          </table:table-cell>
          <table:table-cell office:value-type="string" calcext:value-type="string">
            <text:p>MENDONCA, Alberto Soares Lúcio </text:p>
          </table:table-cell>
          <table:table-cell table:number-columns-repeated="3"/>
          <table:table-cell office:value-type="string" calcext:value-type="string">
            <text:p>Safety, Health and Environment World Congress (SHEW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office:value-type="string" calcext:value-type="string">
            <text:p>PENEDO, Sergio </text:p>
          </table:table-cell>
          <table:table-cell office:value-type="string" calcext:value-type="string">
            <text:p>NIGRI, Victor Elias</text:p>
          </table:table-cell>
          <table:table-cell table:number-columns-repeated="4"/>
          <table:table-cell office:value-type="string" calcext:value-type="string">
            <text:p>Safety, Health and Environment World Congress (SHEW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PENEDO, Sergio </text:p>
          </table:table-cell>
          <table:table-cell office:value-type="string" calcext:value-type="string">
            <text:p>FREITAS, Fernando Marques de</text:p>
          </table:table-cell>
          <table:table-cell table:number-columns-repeated="4"/>
          <table:table-cell office:value-type="string" calcext:value-type="string">
            <text:p>Safety, Health and Environment World Congress (SHEW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PENEDO, Sergio </text:p>
          </table:table-cell>
          <table:table-cell office:value-type="string" calcext:value-type="string">
            <text:p>CYPRIANI, André Morais</text:p>
          </table:table-cell>
          <table:table-cell office:value-type="string" calcext:value-type="string">
            <text:p>CALDAS, Bruno Adoglio</text:p>
          </table:table-cell>
          <table:table-cell office:value-type="string" calcext:value-type="string">
            <text:p>OSMAN, Mohamed Ali</text:p>
          </table:table-cell>
          <table:table-cell office:value-type="string" calcext:value-type="string">
            <text:p>ZARZUR, Ivan Waldomiro Chohfi Cury</text:p>
          </table:table-cell>
          <table:table-cell/>
          <table:table-cell office:value-type="string" calcext:value-type="string">
            <text:p>Safety, Health and Environment World Congress (SHEW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office:value-type="string" calcext:value-type="string">
            <text:p>PENEDO, Sergio </text:p>
          </table:table-cell>
          <table:table-cell office:value-type="string" calcext:value-type="string">
            <text:p>ALBERTO, Eduardo Zarzur</text:p>
          </table:table-cell>
          <table:table-cell office:value-type="string" calcext:value-type="string">
            <text:p>RECCHIA, Fabrício Mofarrej</text:p>
          </table:table-cell>
          <table:table-cell table:number-columns-repeated="3"/>
          <table:table-cell office:value-type="string" calcext:value-type="string">
            <text:p>Safety, Health and Environment World Congress (SHEW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PASSARELLI, Brasilina</text:p>
          </table:table-cell>
          <table:table-cell office:value-type="string" calcext:value-type="string">
            <text:p>ANGELUCI, Alan César Belo</text:p>
          </table:table-cell>
          <table:table-cell office:value-type="string" calcext:value-type="string">
            <text:p>JUNQUEIRA, Antônio Hélio</text:p>
          </table:table-cell>
          <table:table-cell table:number-columns-repeated="3"/>
          <table:table-cell office:value-type="string" calcext:value-type="string">
            <text:p>Congresso ISKO Espanha/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PALETTA, Fátima Aparecida Colombo</text:p>
          </table:table-cell>
          <table:table-cell table:number-columns-repeated="5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MUCHERONI, Marcos Luiz</text:p>
          </table:table-cell>
          <table:table-cell table:number-columns-repeated="5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MELHADO, Ana Lúcia Rocha de Souza</text:p>
          </table:table-cell>
          <table:table-cell office:value-type="string" calcext:value-type="string">
            <text:p>PENEDO, Sergio</text:p>
          </table:table-cell>
          <table:table-cell office:value-type="string" calcext:value-type="string">
            <text:p>OLIVEIRA, Giuliano Silva de</text:p>
          </table:table-cell>
          <table:table-cell table:number-columns-repeated="3"/>
          <table:table-cell office:value-type="string" calcext:value-type="string">
            <text:p>Safety, Health and Environment World Congress (SHEW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office:value-type="string" calcext:value-type="string">
            <text:p>MALDONADO, Edison Puig</text:p>
          </table:table-cell>
          <table:table-cell table:number-columns-repeated="5"/>
          <table:table-cell office:value-type="string" calcext:value-type="string">
            <text:p>International Conference on Systems Engineering and Information Technology (INTERTECH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office:value-type="string" calcext:value-type="string">
            <text:p>MALDONADO, Edison Puig</text:p>
          </table:table-cell>
          <table:table-cell table:number-columns-repeated="5"/>
          <table:table-cell office:value-type="string" calcext:value-type="string">
            <text:p>World Congress on Communication and Arts (WCC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MALDONADO, Edison Puig</text:p>
          </table:table-cell>
          <table:table-cell office:value-type="string" calcext:value-type="string">
            <text:p>AGUIAR, Audilio Gonzáles</text:p>
          </table:table-cell>
          <table:table-cell table:number-columns-repeated="4"/>
          <table:table-cell office:value-type="string" calcext:value-type="string">
            <text:p>Safety, Health and Environment World Congress (SHEWC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FERNANDES, Leandro Raniero</text:p>
          </table:table-cell>
          <table:table-cell table:number-columns-repeated="5"/>
          <table:table-cell office:value-type="string" calcext:value-type="string">
            <text:p>Encontro Ibèrico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DOU, Henri</text:p>
          </table:table-cell>
          <table:table-cell office:value-type="string" calcext:value-type="string">
            <text:p>VIEIRA JR., Nilson Dias</text:p>
          </table:table-cell>
          <table:table-cell office:value-type="string" calcext:value-type="string">
            <text:p>DUPIN, Patricia</text:p>
          </table:table-cell>
          <table:table-cell table:number-columns-repeated="3"/>
          <table:table-cell office:value-type="string" calcext:value-type="string">
            <text:p>Intenational Competitive Intelligence Conference 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BRITO, Thalita Doreto</text:p>
          </table:table-cell>
          <table:table-cell office:value-type="string" calcext:value-type="string">
            <text:p>MONTANARI, Thiago Augusto</text:p>
          </table:table-cell>
          <table:table-cell table:number-columns-repeated="4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AYROSA, Ana Maria</text:p>
          </table:table-cell>
          <table:table-cell office:value-type="string" calcext:value-type="string">
            <text:p>METTA, Francine Ilana Kovari</text:p>
          </table:table-cell>
          <table:table-cell table:number-columns-repeated="4"/>
          <table:table-cell office:value-type="string" calcext:value-type="string">
            <text:p>Safety, Health and Environment World Congress (SHEW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IVA, Daniel Costa de</text:p>
          </table:table-cell>
          <table:table-cell office:value-type="string" calcext:value-type="string">
            <text:p>MUCHERONI, Marcos Luiz</text:p>
          </table:table-cell>
          <table:table-cell table:number-columns-repeated="5"/>
          <table:table-cell office:value-type="string" calcext:value-type="string">
            <text:p>Workshop sobre Aspectos da Interação Humano-Computador para a Web Socia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ORTH, Gabriela Previdello Ferreira</text:p>
          </table:table-cell>
          <table:table-cell office:value-type="string" calcext:value-type="string">
            <text:p>LARA, Marilda Lopes Ginez d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RTH, Gabriela Previdello Ferreira</text:p>
          </table:table-cell>
          <table:table-cell office:value-type="string" calcext:value-type="string">
            <text:p>LARA, Marilda Lopes Ginez de</text:p>
          </table:table-cell>
          <table:table-cell table:number-columns-repeated="2"/>
          <table:table-cell office:value-type="string" calcext:value-type="string">
            <text:p>NEVES, Silvia Soares das</text:p>
          </table:table-cell>
          <table:table-cell table:number-columns-repeated="2"/>
          <table:table-cell office:value-type="string" calcext:value-type="string">
            <text:p>Congresso ISKO Espanha/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Lúcia Maciel Barbosa de</text:p>
          </table:table-cell>
          <table:table-cell table:number-columns-repeated="6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LIVEIRA, Lúcia Maciel Barbosa de </text:p>
          </table:table-cell>
          <table:table-cell table:number-columns-repeated="6"/>
          <table:table-cell table:style-name="ce19" office:value-type="string" calcext:value-type="string">
            <text:p>Primer Congreso de Gestión Cultur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5" office:value-type="string" calcext:value-type="string">
            <text:p>NEVES, Silvia Soares das</text:p>
          </table:table-cell>
          <table:table-cell table:style-name="ce13" office:value-type="string" calcext:value-type="string">
            <text:p>TORRENTE, Mauro </text:p>
          </table:table-cell>
          <table:table-cell office:value-type="string" calcext:value-type="string">
            <text:p>RODRIGUES, Rosely</text:p>
          </table:table-cell>
          <table:table-cell office:value-type="string" calcext:value-type="string">
            <text:p>CÔRTES, Pedro Luiz </text:p>
          </table:table-cell>
          <table:table-cell table:number-columns-repeated="3"/>
          <table:table-cell office:value-type="string" calcext:value-type="string">
            <text:p>Encontro Internacional sobre Gestão Empresarial e Meio Ambiente (ENGEM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table:style-name="ce5" office:value-type="string" calcext:value-type="string">
            <text:p>NEVES, Silvia Soares das</text:p>
          </table:table-cell>
          <table:table-cell table:style-name="ce13" office:value-type="string" calcext:value-type="string">
            <text:p>TORRENTE, Mauro </text:p>
          </table:table-cell>
          <table:table-cell office:value-type="string" calcext:value-type="string">
            <text:p>RODRIGUES, Rosely</text:p>
          </table:table-cell>
          <table:table-cell office:value-type="string" calcext:value-type="string">
            <text:p>CÔRTES, Pedro Luiz </text:p>
          </table:table-cell>
          <table:table-cell office:value-type="string" calcext:value-type="string">
            <text:p>DIAS, Antonio Jose Guerner</text:p>
          </table:table-cell>
          <table:table-cell table:number-columns-repeated="2"/>
          <table:table-cell table:style-name="ce18" office:value-type="string" calcext:value-type="string">
            <text:p>Seminários em Administração- FEA USP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UGNAINI, Rogério</text:p>
          </table:table-cell>
          <table:table-cell table:number-columns-repeated="6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UGNAINI, Rogério</text:p>
          </table:table-cell>
          <table:table-cell office:value-type="string" calcext:value-type="string">
            <text:p>SALES, Denise Peres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UGNAINI, Rogério</text:p>
          </table:table-cell>
          <table:table-cell office:value-type="string" calcext:value-type="string">
            <text:p>DIGIAMPIETRI, Luciano Antonio</text:p>
          </table:table-cell>
          <table:table-cell table:number-columns-repeated="5"/>
          <table:table-cell office:value-type="string" calcext:value-type="string">
            <text:p>International Conference on Scientometrics and Informetrics (ISS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UGNAINI, Rogério</text:p>
          </table:table-cell>
          <table:table-cell office:value-type="string" calcext:value-type="string">
            <text:p>DIGIAMPIETRI, Luciano Antonio</text:p>
          </table:table-cell>
          <table:table-cell office:value-type="string" calcext:value-type="string">
            <text:p>MENA-CHALCO, Jesus</text:p>
          </table:table-cell>
          <table:table-cell table:number-columns-repeated="4"/>
          <table:table-cell office:value-type="string" calcext:value-type="string">
            <text:p>International Conference on Scientometrics and Informetrics (ISSI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UGNAINI, Rogério</text:p>
          </table:table-cell>
          <table:table-cell office:value-type="string" calcext:value-type="string">
            <text:p>DIGIAMPIETRI, Luciano Antonio</text:p>
          </table:table-cell>
          <table:table-cell office:value-type="string" calcext:value-type="string">
            <text:p>MENA-CHALCO, Jesus</text:p>
          </table:table-cell>
          <table:table-cell table:number-columns-repeated="4"/>
          <table:table-cell office:value-type="string" calcext:value-type="string">
            <text:p>Congreso Internacional de Información (INFO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UCHERONI, Marcos Luiz </text:p>
          </table:table-cell>
          <table:table-cell table:number-columns-repeated="6"/>
          <table:table-cell office:value-type="string" calcext:value-type="string">
            <text:p>Congresso Mundial de Comunicação Ibero-American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UCHERONI, Marcos Luiz</text:p>
          </table:table-cell>
          <table:table-cell office:value-type="string" calcext:value-type="string">
            <text:p>SILVA, José Fernando Modesto da</text:p>
          </table:table-cell>
          <table:table-cell office:value-type="string" calcext:value-type="string">
            <text:p>PALETTA, Francisco Carlos</text:p>
          </table:table-cell>
          <table:table-cell table:number-columns-repeated="4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UCHERONI, Marcos Luiz</text:p>
          </table:table-cell>
          <table:table-cell office:value-type="string" calcext:value-type="string">
            <text:p>SANTOS, Edison Luis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UCHERONI, Marcos Luiz</text:p>
          </table:table-cell>
          <table:table-cell office:value-type="string" calcext:value-type="string">
            <text:p>RIBEIRO, Danilo</text:p>
          </table:table-cell>
          <table:table-cell table:number-columns-repeated="5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UCHERONI, Marcos Luiz</text:p>
          </table:table-cell>
          <table:table-cell office:value-type="string" calcext:value-type="string">
            <text:p>RIBEIRO, Camila</text:p>
          </table:table-cell>
          <table:table-cell office:value-type="string" calcext:value-type="string">
            <text:p>PAIVA, Daniel Costa de</text:p>
          </table:table-cell>
          <table:table-cell table:number-columns-repeated="4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UCHERONI, Marcos Luiz</text:p>
          </table:table-cell>
          <table:table-cell office:value-type="string" calcext:value-type="string">
            <text:p>FERREIRA, Gonçalo Costa</text:p>
          </table:table-cell>
          <table:table-cell table:number-columns-repeated="5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UCHERONI, Marcos Luiz</text:p>
          </table:table-cell>
          <table:table-cell office:value-type="string" calcext:value-type="string">
            <text:p>FERREIRA, Gonçalo Cost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UCHERONI, Marcos Luiz </text:p>
          </table:table-cell>
          <table:table-cell office:value-type="string" calcext:value-type="string">
            <text:p>PALETTA, Francisco Carlos</text:p>
          </table:table-cell>
          <table:table-cell table:number-columns-repeated="5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office:value-type="string" calcext:value-type="string">
            <text:p>LARA, Marilda Lopes Ginez d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NTEIRO, Juliana</text:p>
          </table:table-cell>
          <table:table-cell office:value-type="string" calcext:value-type="string">
            <text:p>LARA, Marilda Lopes Ginez d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4" calcext:value-type="float">
            <text:p>2014</text:p>
          </table:table-cell>
        </table:table-row>
        <table:table-row table:style-name="ro6">
          <table:table-cell table:style-name="ce3" office:value-type="string" calcext:value-type="string">
            <text:p>MONTEIRO, Hugo Felipe Moreira da Silva</text:p>
          </table:table-cell>
          <table:table-cell office:value-type="string" calcext:value-type="string">
            <text:p>DIAS, Antonio Jose Guerner</text:p>
          </table:table-cell>
          <table:table-cell office:value-type="string" calcext:value-type="string">
            <text:p>PASCHOALIN FILHO, João Alexandre</text:p>
          </table:table-cell>
          <table:table-cell office:value-type="string" calcext:value-type="string">
            <text:p>CÔRTES, Pedro Luiz </text:p>
          </table:table-cell>
          <table:table-cell table:number-columns-repeated="3"/>
          <table:table-cell table:style-name="ce18" office:value-type="string" calcext:value-type="string">
            <text:p>Seminário Recursos Geológicos, Ambientais e Ordenamento do Territóri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RANDA, Elaine Cristina Pinto de</text:p>
          </table:table-cell>
          <table:table-cell office:value-type="string" calcext:value-type="string">
            <text:p>MUGNAINI, Rogério</text:p>
          </table:table-cell>
          <table:table-cell table:number-columns-repeated="5"/>
          <table:table-cell office:value-type="string" calcext:value-type="string">
            <text:p>International Conference on Scientometrics and Informetrics (ISSI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TINS, Mariana Thamires</text:p>
          </table:table-cell>
          <table:table-cell office:value-type="string" calcext:value-type="string">
            <text:p>SOARES, Maria Sueny Barbosa</text:p>
          </table:table-cell>
          <table:table-cell office:value-type="string" calcext:value-type="string">
            <text:p>FRANCELIN, Marivalde Moacir</text:p>
          </table:table-cell>
          <table:table-cell table:number-columns-repeated="4"/>
          <table:table-cell office:value-type="string" calcext:value-type="string">
            <text:p>Encontro de Estudos sobre Tecnologia, Ciência e Gestão da Informação (ENEGI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QUES, Bruna Pacheco 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5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INGELLI, Isabel Ayres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IFLA WL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IMONE, Giovana Deliberali</text:p>
          </table:table-cell>
          <table:table-cell table:number-columns-repeated="6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IMONE, Giovana Deliberali </text:p>
          </table:table-cell>
          <table:table-cell office:value-type="string" calcext:value-type="string">
            <text:p>TALAMO, Maria de Fátima Gonçalves Moreira</text:p>
          </table:table-cell>
          <table:table-cell table:number-columns-repeated="5"/>
          <table:table-cell office:value-type="string" calcext:value-type="string">
            <text:p>Congresso Brasileiro de Organização e Representação do Conhecimen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IMONE, Giovana Deliberali </text:p>
          </table:table-cell>
          <table:table-cell office:value-type="string" calcext:value-type="string">
            <text:p>TALAMO, Maria de Fátima Gonçalves Moreira</text:p>
          </table:table-cell>
          <table:table-cell table:number-columns-repeated="5"/>
          <table:table-cell office:value-type="string" calcext:value-type="string">
            <text:p>Conferencia Internacional de Bibliotecologí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IMONE, Giovana Deliberali</text:p>
          </table:table-cell>
          <table:table-cell office:value-type="string" calcext:value-type="string">
            <text:p>SILVEIRA, Naira Christofoletti </text:p>
          </table:table-cell>
          <table:table-cell table:number-columns-repeated="5"/>
          <table:table-cell office:value-type="string" calcext:value-type="string">
            <text:p>Encontro Ibè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UZ, Charlley dos Santos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5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UCAS, Elaine Rosangela de Oliveira</text:p>
          </table:table-cell>
          <table:table-cell office:value-type="string" calcext:value-type="string">
            <text:p>LARA, Marilda Lopes Ginez de</text:p>
          </table:table-cell>
          <table:table-cell table:number-columns-repeated="5"/>
          <table:table-cell office:value-type="string" calcext:value-type="string">
            <text:p>Encontro Brasileiro de Bibliometria e Cientometria (EBBC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UCAS, Elaine Rosangela de Oliveira</text:p>
          </table:table-cell>
          <table:table-cell office:value-type="string" calcext:value-type="string">
            <text:p>LARA, Marilda Lopes Ginez d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UCAS, Elaine Rosangela de Oliveira</text:p>
          </table:table-cell>
          <table:table-cell office:value-type="string" calcext:value-type="string">
            <text:p>LARA, Marilda Lopes Ginez de</text:p>
          </table:table-cell>
          <table:table-cell office:value-type="string" calcext:value-type="string">
            <text:p>GONZALEZ, José Antonio Moreiro</text:p>
          </table:table-cell>
          <table:table-cell table:number-columns-repeated="4"/>
          <table:table-cell office:value-type="string" calcext:value-type="string">
            <text:p>Congresso ISKO Espanha/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IMA, Vânia Mara Alves</text:p>
          </table:table-cell>
          <table:table-cell table:number-columns-repeated="6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IMA, Vânia Mara Alves</text:p>
          </table:table-cell>
          <table:table-cell table:number-columns-repeated="6"/>
          <table:table-cell office:value-type="string" calcext:value-type="string">
            <text:p>Congresso Brasileiro de Organização e Representação do Conhecimen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IMA, Vânia Mara Alves</text:p>
          </table:table-cell>
          <table:table-cell office:value-type="string" calcext:value-type="string">
            <text:p>VITORIANO, Fabiana Gulin Longhi</text:p>
          </table:table-cell>
          <table:table-cell office:value-type="string" calcext:value-type="string">
            <text:p>BARBANTI, Cristina Hilsdorf</text:p>
          </table:table-cell>
          <table:table-cell table:number-columns-repeated="4"/>
          <table:table-cell office:value-type="string" calcext:value-type="string">
            <text:p>Congresso Brasileiro de Organização e Representação do Conhecimen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IMA, Vânia Mara Alves</text:p>
          </table:table-cell>
          <table:table-cell office:value-type="string" calcext:value-type="string">
            <text:p>SANTOS, Cibele Araujo Camargo Marques dos</text:p>
          </table:table-cell>
          <table:table-cell office:value-type="string" calcext:value-type="string">
            <text:p>VOGEL, Michely Jabala Mamede</text:p>
          </table:table-cell>
          <table:table-cell table:number-columns-repeated="4"/>
          <table:table-cell office:value-type="string" calcext:value-type="string">
            <text:p>Congresso ISKO Espanha/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IMA, Vânia Mara Alves</text:p>
          </table:table-cell>
          <table:table-cell office:value-type="string" calcext:value-type="string">
            <text:p>COSTA, Ivani di Grazia</text:p>
          </table:table-cell>
          <table:table-cell office:value-type="string" calcext:value-type="string">
            <text:p>WAINER, Luiza</text:p>
          </table:table-cell>
          <table:table-cell office:value-type="string" calcext:value-type="string">
            <text:p>GUIMARAES, Magda de Oliveira</text:p>
          </table:table-cell>
          <table:table-cell office:value-type="string" calcext:value-type="string">
            <text:p>OLIVEIRA, Camila Fernanda</text:p>
          </table:table-cell>
          <table:table-cell office:value-type="string" calcext:value-type="string">
            <text:p>RUEDA, Valéria Matias da Silva </text:p>
          </table:table-cell>
          <table:table-cell office:value-type="string" calcext:value-type="string">
            <text:p>SILVA, Fernanda Ferreira da</text:p>
          </table:table-cell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EMOS, Charlene Kathlen de</text:p>
          </table:table-cell>
          <table:table-cell office:value-type="string" calcext:value-type="string">
            <text:p>OLIVEIRA, Lúcia Maciel Barbosa de </text:p>
          </table:table-cell>
          <table:table-cell table:number-columns-repeated="5"/>
          <table:table-cell office:value-type="string" calcext:value-type="string">
            <text:p>Forum de Bibliotecas Publica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EMOS, Charlene Kathlen de</text:p>
          </table:table-cell>
          <table:table-cell office:value-type="string" calcext:value-type="string">
            <text:p>OLIVEIRA, Lúcia Maciel Barbosa de 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ARA, Marilda Lopes Ginez de</text:p>
          </table:table-cell>
          <table:table-cell table:number-columns-repeated="6"/>
          <table:table-cell office:value-type="string" calcext:value-type="string">
            <text:p>Encontro Nacional dos Estudantes de Museolog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ARA, Marilda Lopes Ginez de </text:p>
          </table:table-cell>
          <table:table-cell table:number-columns-repeated="6"/>
          <table:table-cell office:value-type="string" calcext:value-type="string">
            <text:p>Jornada Científica Internacional da Rede Mussi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ARA, Marilda Lopes Ginez de </text:p>
          </table:table-cell>
          <table:table-cell table:number-columns-repeated="6"/>
          <table:table-cell office:value-type="string" calcext:value-type="string">
            <text:p>Colóquio Internacional da Rede MUSSI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ARA, Marilda Lopes Ginez de</text:p>
          </table:table-cell>
          <table:table-cell table:number-columns-repeated="6"/>
          <table:table-cell office:value-type="string" calcext:value-type="string">
            <text:p>Congresso Brasileiro de Organização e Representação do Conhecimen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ARA, Marilda Lopes Ginez de</text:p>
          </table:table-cell>
          <table:table-cell office:value-type="string" calcext:value-type="string">
            <text:p>TALAMO, Maria de Fátima Gonçalves Moreira</text:p>
          </table:table-cell>
          <table:table-cell table:number-columns-repeated="5"/>
          <table:table-cell office:value-type="string" calcext:value-type="string">
            <text:p>Simposio de RITerm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ARA, Marilda Lopes Ginez de</text:p>
          </table:table-cell>
          <table:table-cell office:value-type="string" calcext:value-type="string">
            <text:p>ORTEGA, Cristina Dotta</text:p>
          </table:table-cell>
          <table:table-cell table:number-columns-repeated="5"/>
          <table:table-cell office:value-type="string" calcext:value-type="string">
            <text:p>Congreso Capítulo Español de ISK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ARA FILHO, Durval de</text:p>
          </table:table-cell>
          <table:table-cell office:value-type="string" calcext:value-type="string">
            <text:p>LARA, Marilda Lopes Ginez de</text:p>
          </table:table-cell>
          <table:table-cell table:number-columns-repeated="5"/>
          <table:table-cell office:value-type="string" calcext:value-type="string">
            <text:p>Colóquio Internacional da Rede MUSSI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OBASHI, Nair Yumiko</text:p>
          </table:table-cell>
          <table:table-cell office:value-type="string" calcext:value-type="string">
            <text:p>SANTOS, Cibele Araujo Camargo Marques dos</text:p>
          </table:table-cell>
          <table:table-cell office:value-type="string" calcext:value-type="string">
            <text:p>SANTOS, Raimundo Nonato Macedo dos</text:p>
          </table:table-cell>
          <table:table-cell office:value-type="string" calcext:value-type="string">
            <text:p>SANTOS, Marcelo dos </text:p>
          </table:table-cell>
          <table:table-cell table:number-columns-repeated="3"/>
          <table:table-cell office:value-type="string" calcext:value-type="string">
            <text:p>Colóquio Internacional da Rede MUSSI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3" office:value-type="string" calcext:value-type="string">
            <text:p>JUNQUEIRA, Antônio Hélio </text:p>
          </table:table-cell>
          <table:table-cell office:value-type="string" calcext:value-type="string">
            <text:p>PASSARELLI, Brasilina</text:p>
          </table:table-cell>
          <table:table-cell office:value-type="string" calcext:value-type="string">
            <text:p>BOTELHO, Rodrigo Eduardo Francisco</text:p>
          </table:table-cell>
          <table:table-cell table:number-columns-repeated="4"/>
          <table:table-cell office:value-type="string" calcext:value-type="string">
            <text:p>Congresso Brasileiro de Ciências da Comunic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4" office:value-type="string" calcext:value-type="string">
            <text:p>HYODO, Tatiana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ONZALES, José Antônio Moreiro</text:p>
          </table:table-cell>
          <table:table-cell office:value-type="string" calcext:value-type="string">
            <text:p>VERGUEIRO, Waldomiro de Castro Santos</text:p>
          </table:table-cell>
          <table:table-cell office:value-type="string" calcext:value-type="string">
            <text:p>PALETTA, Francisco Carlos</text:p>
          </table:table-cell>
          <table:table-cell table:number-columns-repeated="4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OLDEMBERG, José</text:p>
          </table:table-cell>
          <table:table-cell office:value-type="string" calcext:value-type="string">
            <text:p>PALETTA, Francisco Carlos</text:p>
          </table:table-cell>
          <table:table-cell office:value-type="string" calcext:value-type="string">
            <text:p>RACHED, Alia</text:p>
          </table:table-cell>
          <table:table-cell table:number-columns-repeated="4"/>
          <table:table-cell office:value-type="string" calcext:value-type="string">
            <text:p>International Symposium on Alcohol Fuels (ISAF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4" office:value-type="string" calcext:value-type="string">
            <text:p>FUJINO, Asa</text:p>
          </table:table-cell>
          <table:table-cell table:number-columns-repeated="6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4" office:value-type="string" calcext:value-type="string">
            <text:p>FUJINO, Asa </text:p>
          </table:table-cell>
          <table:table-cell office:value-type="string" calcext:value-type="string">
            <text:p>VALENTE, Nelma Terezinha Zubek</text:p>
          </table:table-cell>
          <table:table-cell table:number-columns-repeated="5"/>
          <table:table-cell office:value-type="string" calcext:value-type="string">
            <text:p>Congresso ANPCONT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4" office:value-type="string" calcext:value-type="string">
            <text:p>FUJINO, Asa </text:p>
          </table:table-cell>
          <table:table-cell office:value-type="string" calcext:value-type="string">
            <text:p>SILVA, Adaci Aparecida Oliveira Rosa da</text:p>
          </table:table-cell>
          <table:table-cell table:number-columns-repeated="5"/>
          <table:table-cell office:value-type="string" calcext:value-type="string">
            <text:p>Seminário Internacional Juventudes e a Nova Cultura do Trabalh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4" office:value-type="string" calcext:value-type="string">
            <text:p>FUJINO, Asa</text:p>
          </table:table-cell>
          <table:table-cell office:value-type="string" calcext:value-type="string">
            <text:p>SILVA, Adaci Aparecida Oliveira Rosa d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4" office:value-type="string" calcext:value-type="string">
            <text:p>FUJINO, Asa</text:p>
          </table:table-cell>
          <table:table-cell office:value-type="string" calcext:value-type="string">
            <text:p>SANTOS, Marcelo dos</text:p>
          </table:table-cell>
          <table:table-cell table:number-columns-repeated="5"/>
          <table:table-cell office:value-type="string" calcext:value-type="string">
            <text:p>Colóquio Internacional "A medicina na era da informação" (MEDINFOR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4" office:value-type="string" calcext:value-type="string">
            <text:p>FUJINO, Asa</text:p>
          </table:table-cell>
          <table:table-cell office:value-type="string" calcext:value-type="string">
            <text:p>PEREIRA, César Antônio</text:p>
          </table:table-cell>
          <table:table-cell office:value-type="string" calcext:value-type="string">
            <text:p>MARICATO, João de Melo</text:p>
          </table:table-cell>
          <table:table-cell table:number-columns-repeated="4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RANCELIN, Marivalde Moacir</text:p>
          </table:table-cell>
          <table:table-cell table:number-columns-repeated="6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CELIN, Marivalde Moacir</text:p>
          </table:table-cell>
          <table:table-cell table:number-columns-repeated="6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CELIN, Marivalde Moacir </text:p>
          </table:table-cell>
          <table:table-cell table:number-columns-repeated="6"/>
          <table:table-cell office:value-type="string" calcext:value-type="string">
            <text:p>Seminários de Pesquisa FESPSP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RANCELIN, Marivalde Moacir </text:p>
          </table:table-cell>
          <table:table-cell office:value-type="string" calcext:value-type="string">
            <text:p>KOBASHI, Nair Yumiko</text:p>
          </table:table-cell>
          <table:table-cell table:number-columns-repeated="5"/>
          <table:table-cell office:value-type="string" calcext:value-type="string">
            <text:p>Congreso Capítulo Español de ISK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ERREIRA, Sarah Lorenzon</text:p>
          </table:table-cell>
          <table:table-cell office:value-type="string" calcext:value-type="string">
            <text:p>SANTOS, Marcelo dos</text:p>
          </table:table-cell>
          <table:table-cell/>
          <table:table-cell office:value-type="string" calcext:value-type="string">
            <text:p>THAÍS DE BIASI</text:p>
          </table:table-cell>
          <table:table-cell table:number-columns-repeated="3"/>
          <table:table-cell office:value-type="string" calcext:value-type="string">
            <text:p>Encontro Internacional de Catalogadores e Encontro Nacional de Catalogad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ERREIRA, Sarah Lorenzon</text:p>
          </table:table-cell>
          <table:table-cell office:value-type="string" calcext:value-type="string">
            <text:p>SANTOS, Marcelo dos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ERREIRA, Sarah Lorenzon</text:p>
          </table:table-cell>
          <table:table-cell office:value-type="string" calcext:value-type="string">
            <text:p>SANTOS, Marcelo dos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ERREIRA, Sarah Lorenzon</text:p>
          </table:table-cell>
          <table:table-cell office:value-type="string" calcext:value-type="string">
            <text:p>SANTOS, Marcelo dos</text:p>
          </table:table-cell>
          <table:table-cell table:number-columns-repeated="5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ERREIRA JUNIOR, Arnaldo Alves</text:p>
          </table:table-cell>
          <table:table-cell office:value-type="string" calcext:value-type="string">
            <text:p>SANTOS, Marcelo dos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AUSTO, Sibele Silva de</text:p>
          </table:table-cell>
          <table:table-cell office:value-type="string" calcext:value-type="string">
            <text:p>MUGNAINI, Rogério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OMINGUES, Marcia Beatriz Pereira</text:p>
          </table:table-cell>
          <table:table-cell office:value-type="string" calcext:value-type="string">
            <text:p>ALMEIDA JUNIOR, Jorge Rady</text:p>
          </table:table-cell>
          <table:table-cell office:value-type="string" calcext:value-type="string">
            <text:p>PALETTA, Francisco Carlos</text:p>
          </table:table-cell>
          <table:table-cell table:number-columns-repeated="4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IGIAMPIETRI, Luciano Antonio 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ALVES, Caio Margutti</text:p>
          </table:table-cell>
          <table:table-cell table:number-columns-repeated="4"/>
          <table:table-cell office:value-type="string" calcext:value-type="string">
            <text:p>Congresso da Sociedade Brasileira de Computação (CSBC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IGIAMPIETRI, Luciano Antonio </text:p>
          </table:table-cell>
          <table:table-cell office:value-type="string" calcext:value-type="string">
            <text:p>MENA-CHALCO, Jesus</text:p>
          </table:table-cell>
          <table:table-cell office:value-type="string" calcext:value-type="string">
            <text:p>PEREZ-ALCAZAR, José de Jesús</text:p>
          </table:table-cell>
          <table:table-cell office:value-type="string" calcext:value-type="string">
            <text:p>TUESTA, Esteban Fernandez</text:p>
          </table:table-cell>
          <table:table-cell office:value-type="string" calcext:value-type="string">
            <text:p>DELGADO, Karina Valdivia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SILVA, Gabriela S.</text:p>
          </table:table-cell>
          <table:table-cell office:value-type="string" calcext:value-type="string">
            <text:p>Brazilian Workshop on Social Network Analysis and Mining (BraSNAM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IGIAMPIETRI, Luciano Antonio </text:p>
          </table:table-cell>
          <table:table-cell office:value-type="string" calcext:value-type="string">
            <text:p>ALVES, Caio Margutti</text:p>
          </table:table-cell>
          <table:table-cell office:value-type="string" calcext:value-type="string">
            <text:p>TRUCOLO, Caio Cesar</text:p>
          </table:table-cell>
          <table:table-cell office:value-type="string" calcext:value-type="string">
            <text:p>DELGADO, Karina Valdivia</text:p>
          </table:table-cell>
          <table:table-cell office:value-type="string" calcext:value-type="string">
            <text:p>MUGNAINI, Rogério</text:p>
          </table:table-cell>
          <table:table-cell table:number-columns-repeated="2"/>
          <table:table-cell office:value-type="string" calcext:value-type="string">
            <text:p>Congresso da Sociedade Brasileira de Computação (CSBC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RESTANA, Maria Fazanelli</text:p>
          </table:table-cell>
          <table:table-cell office:value-type="string" calcext:value-type="string">
            <text:p>SANTOS, Cibele Araujo Camargo Marques dos</text:p>
          </table:table-cell>
          <table:table-cell office:value-type="string" calcext:value-type="string">
            <text:p>CARDOSO, Suely Campos</text:p>
          </table:table-cell>
          <table:table-cell office:value-type="string" calcext:value-type="string">
            <text:p>LOMBARDI, Valeria de Vilhena</text:p>
          </table:table-cell>
          <table:table-cell office:value-type="string" calcext:value-type="string">
            <text:p>SANCHES, Fabiola Rizzo</text:p>
          </table:table-cell>
          <table:table-cell office:value-type="string" calcext:value-type="string">
            <text:p>ROSA, José Balbino</text:p>
          </table:table-cell>
          <table:table-cell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RESTANA, Maria Fazanelli <text:s/></text:p>
          </table:table-cell>
          <table:table-cell office:value-type="string" calcext:value-type="string">
            <text:p>SANTOS, Cibele Araujo Camargo Marques dos</text:p>
          </table:table-cell>
          <table:table-cell office:value-type="string" calcext:value-type="string">
            <text:p>CARDOSO, Suely Campos</text:p>
          </table:table-cell>
          <table:table-cell office:value-type="string" calcext:value-type="string">
            <text:p>BATISTA, Gildete de Oliveira</text:p>
          </table:table-cell>
          <table:table-cell office:value-type="string" calcext:value-type="string">
            <text:p>SOBRAL, Renato Machado de</text:p>
          </table:table-cell>
          <table:table-cell table:number-columns-repeated="2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CÔRTES, Pedro Luiz</text:p>
          </table:table-cell>
          <table:table-cell table:number-columns-repeated="6"/>
          <table:table-cell office:value-type="string" calcext:value-type="string">
            <text:p>International Conference on Solid Waste Technology and Management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CÔRTES, Pedro Luiz </text:p>
          </table:table-cell>
          <table:table-cell table:number-columns-repeated="6"/>
          <table:table-cell office:value-type="string" calcext:value-type="string">
            <text:p>ISWA World Solid Waste Congres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CÔRTES, Pedro Luiz</text:p>
          </table:table-cell>
          <table:table-cell office:value-type="string" calcext:value-type="string">
            <text:p>SOUZA, Vanessa Victor da Cruz de</text:p>
          </table:table-cell>
          <table:table-cell office:value-type="string" calcext:value-type="string">
            <text:p>CUEVAS, Thaís de Biasi</text:p>
          </table:table-cell>
          <table:table-cell table:number-columns-repeated="4"/>
          <table:table-cell office:value-type="string" calcext:value-type="string">
            <text:p>Encontro Internacional sobre Gestão Empresarial e Meio Ambiente (ENGEM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CÔRTES, Pedro Luiz</text:p>
          </table:table-cell>
          <table:table-cell office:value-type="string" calcext:value-type="string">
            <text:p>MORETTI, Sergio Luiz do Amaral</text:p>
          </table:table-cell>
          <table:table-cell table:number-columns-repeated="5"/>
          <table:table-cell office:value-type="string" calcext:value-type="string">
            <text:p>Conferência de Gestão e Contabilidade Ambiental (GECAM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CÔRTES, Pedro Luiz </text:p>
          </table:table-cell>
          <table:table-cell office:value-type="string" calcext:value-type="string">
            <text:p>MORETTI, Sergio Luiz do Amaral</text:p>
          </table:table-cell>
          <table:table-cell office:value-type="string" calcext:value-type="string">
            <text:p>RUIZ, Mauro Silva</text:p>
          </table:table-cell>
          <table:table-cell office:value-type="string" calcext:value-type="string">
            <text:p>AGUIAR, Alexandre de Oliveira e</text:p>
          </table:table-cell>
          <table:table-cell table:number-columns-repeated="3"/>
          <table:table-cell office:value-type="string" calcext:value-type="string">
            <text:p>International Symposium on Energy from Biomass and Waste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table:style-name="ce3" office:value-type="string" calcext:value-type="string">
            <text:p>CÔRTES, Pedro Luiz </text:p>
          </table:table-cell>
          <table:table-cell office:value-type="string" calcext:value-type="string">
            <text:p>LUIZ FILHO, Geraldo</text:p>
          </table:table-cell>
          <table:table-cell office:value-type="string" calcext:value-type="string">
            <text:p>VIVAN, Antonio Marcos</text:p>
          </table:table-cell>
          <table:table-cell office:value-type="string" calcext:value-type="string">
            <text:p>FARIA, Thiago Marcondes</text:p>
          </table:table-cell>
          <table:table-cell table:number-columns-repeated="3"/>
          <table:table-cell table:style-name="ce18" office:value-type="string" calcext:value-type="string">
            <text:p>Seminários em Administração- FEA USP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CÔRTES, Pedro Luiz</text:p>
          </table:table-cell>
          <table:table-cell office:value-type="string" calcext:value-type="string">
            <text:p>FARIA, Thiago Marcondes</text:p>
          </table:table-cell>
          <table:table-cell table:number-columns-repeated="5"/>
          <table:table-cell office:value-type="string" calcext:value-type="string">
            <text:p>Encontro Internacional sobre Gestão Empresarial e Meio Ambiente (ENGEM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CÔRTES, Pedro Luiz</text:p>
          </table:table-cell>
          <table:table-cell office:value-type="string" calcext:value-type="string">
            <text:p>DIAS, Antonio Jose Guerner</text:p>
          </table:table-cell>
          <table:table-cell office:value-type="string" calcext:value-type="string">
            <text:p>PASCHOALIN FILHO, João Alexandre</text:p>
          </table:table-cell>
          <table:table-cell table:number-columns-repeated="4"/>
          <table:table-cell office:value-type="string" calcext:value-type="string">
            <text:p>Conferência de Gestão e Contabilidade Ambiental (GECAM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CÔRTES, Pedro Luiz </text:p>
          </table:table-cell>
          <table:table-cell office:value-type="string" calcext:value-type="string">
            <text:p>DIAS, Antonio Jose Guerner</text:p>
          </table:table-cell>
          <table:table-cell office:value-type="string" calcext:value-type="string">
            <text:p>PASCHOALIN FILHO, João Alexandre</text:p>
          </table:table-cell>
          <table:table-cell table:number-columns-repeated="4"/>
          <table:table-cell office:value-type="string" calcext:value-type="string">
            <text:p>International Conference on Solid Waste Technology and Management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CÔRTES, Pedro Luiz</text:p>
          </table:table-cell>
          <table:table-cell office:value-type="string" calcext:value-type="string">
            <text:p>DIAS, Antonio Jose Guerner</text:p>
          </table:table-cell>
          <table:table-cell office:value-type="string" calcext:value-type="string">
            <text:p>FERNANDES, Maria Eduarda </text:p>
          </table:table-cell>
          <table:table-cell office:value-type="string" calcext:value-type="string">
            <text:p>PEREIRA, Ingrid Caroline Cavalcante</text:p>
          </table:table-cell>
          <table:table-cell office:value-type="string" calcext:value-type="string">
            <text:p>BARBOSA, Tainara dos Santos</text:p>
          </table:table-cell>
          <table:table-cell table:number-columns-repeated="2"/>
          <table:table-cell office:value-type="string" calcext:value-type="string">
            <text:p>Encontro da ANPAD 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CÔRTES, Pedro Luiz</text:p>
          </table:table-cell>
          <table:table-cell office:value-type="string" calcext:value-type="string">
            <text:p>AGUIAR, Alexandre de Oliveira e</text:p>
          </table:table-cell>
          <table:table-cell office:value-type="string" calcext:value-type="string">
            <text:p>RUIZ, Mauro Silva</text:p>
          </table:table-cell>
          <table:table-cell office:value-type="string" calcext:value-type="string">
            <text:p>TEIXEIRA, Cláudia Echevenguá </text:p>
          </table:table-cell>
          <table:table-cell table:number-columns-repeated="3"/>
          <table:table-cell office:value-type="string" calcext:value-type="string">
            <text:p>ISWA World Solid Waste Congres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CHAVES, Elisabete C. J.</text:p>
          </table:table-cell>
          <table:table-cell office:value-type="string" calcext:value-type="string">
            <text:p>GALEGALE, Napoleão Verardi</text:p>
          </table:table-cell>
          <table:table-cell office:value-type="string" calcext:value-type="string">
            <text:p>AZEVEDO, Marilia Macorin</text:p>
          </table:table-cell>
          <table:table-cell office:value-type="string" calcext:value-type="string">
            <text:p>CÔRTES, Pedro Luiz</text:p>
          </table:table-cell>
          <table:table-cell table:number-columns-repeated="3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VALCANTE, Caroline Pazini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POBIANCO, Lígia</text:p>
          </table:table-cell>
          <table:table-cell office:value-type="string" calcext:value-type="string">
            <text:p>SAKATA, Marici Cristine Gramacho</text:p>
          </table:table-cell>
          <table:table-cell office:value-type="string" calcext:value-type="string">
            <text:p>RICCIO, Edson Luiz</text:p>
          </table:table-cell>
          <table:table-cell office:value-type="string" calcext:value-type="string">
            <text:p>PALETTA, Francisco Carlos</text:p>
          </table:table-cell>
          <table:table-cell office:value-type="string" calcext:value-type="string">
            <text:p>BERWANGER, Sthefan</text:p>
          </table:table-cell>
          <table:table-cell table:number-columns-repeated="2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5" office:value-type="string" calcext:value-type="string">
            <text:p>BERNARDELLI JR., José Maria </text:p>
          </table:table-cell>
          <table:table-cell office:value-type="string" calcext:value-type="string">
            <text:p>PASSARELLI, Brasilina</text:p>
          </table:table-cell>
          <table:table-cell table:number-columns-repeated="5"/>
          <table:table-cell office:value-type="string" calcext:value-type="string">
            <text:p>Congresso Brasileiro de Ciências da Comunic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7">
          <table:table-cell office:value-type="string" calcext:value-type="string">
            <text:p>BORBA, Edjane Maria Leite Pereira </text:p>
          </table:table-cell>
          <table:table-cell office:value-type="string" calcext:value-type="string">
            <text:p>OLIVEIRA, Maria José Bezerra</text:p>
          </table:table-cell>
          <table:table-cell office:value-type="string" calcext:value-type="string">
            <text:p>CAVALCANTI, Vanuzia Lima Brito</text:p>
          </table:table-cell>
          <table:table-cell office:value-type="string" calcext:value-type="string">
            <text:p>BORBA, Maria Regina Leite Pereira</text:p>
          </table:table-cell>
          <table:table-cell office:value-type="string" calcext:value-type="string">
            <text:p>FRANCELIN, Marivalde Moacir</text:p>
          </table:table-cell>
          <table:table-cell table:number-columns-repeated="2"/>
          <table:table-cell table:style-name="ce18" office:value-type="string" calcext:value-type="string">
            <text:p>Encontro Regional dos Estudantes de Biblioteconomia, Documentação, Ciência da Informação e Gestão da Informação (EREBD N 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ANCHI, Paulo Henrique</text:p>
          </table:table-cell>
          <table:table-cell office:value-type="string" calcext:value-type="string">
            <text:p>PALETTA, Francisco Carlos</text:p>
          </table:table-cell>
          <table:table-cell table:number-columns-repeated="5"/>
          <table:table-cell office:value-type="string" calcext:value-type="string">
            <text:p>International Nuclear Atlantic Conference (INA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EVILACQUA, Gabriel Moore Forell </text:p>
          </table:table-cell>
          <table:table-cell office:value-type="string" calcext:value-type="string">
            <text:p>GROSSMANN, Martin</text:p>
          </table:table-cell>
          <table:table-cell table:number-columns-repeated="5"/>
          <table:table-cell office:value-type="string" calcext:value-type="string">
            <text:p>Seminário Serviços e Informação em Museu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5" office:value-type="string" calcext:value-type="string">
            <text:p>BERNARDELLI JR., José Maria 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RUIZ, Mauro Silva</text:p>
          </table:table-cell>
          <table:table-cell table:number-columns-repeated="4"/>
          <table:table-cell office:value-type="string" calcext:value-type="string">
            <text:p>Encontro Internacional sobre Gestão Empresarial e Meio Ambiente (ENGEM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SHTOFFEN, Robson </text:p>
          </table:table-cell>
          <table:table-cell office:value-type="string" calcext:value-type="string">
            <text:p>MUCHERONI, Marcos Luiz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SHTOFFEN, Robson </text:p>
          </table:table-cell>
          <table:table-cell office:value-type="string" calcext:value-type="string">
            <text:p>MUCHERONI, Marcos Luiz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DRADE, Julietti de</text:p>
          </table:table-cell>
          <table:table-cell office:value-type="string" calcext:value-type="string">
            <text:p>LARA, Marilda Lopes Ginez d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DRADE, Julietti de</text:p>
          </table:table-cell>
          <table:table-cell office:value-type="string" calcext:value-type="string">
            <text:p>LARA, Marilda Lopes Ginez d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MEIDA, Robinson Mascarenhas</text:p>
          </table:table-cell>
          <table:table-cell office:value-type="string" calcext:value-type="string">
            <text:p>MUCHERONI, Marcos Luiz</text:p>
          </table:table-cell>
          <table:table-cell table:number-columns-repeated="5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GUIAR, Giseli Adornato de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GUIAR, Giseli Adornato de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5" office:value-type="string" calcext:value-type="string">
            <text:p>AGUIAR, Alexandre de Oliveira e</text:p>
          </table:table-cell>
          <table:table-cell office:value-type="string" calcext:value-type="string">
            <text:p>CÔRTES, Pedro Luiz</text:p>
          </table:table-cell>
          <table:table-cell table:number-columns-repeated="5"/>
          <table:table-cell office:value-type="string" calcext:value-type="string">
            <text:p>Encontro Internacional sobre Gestão Empresarial e Meio Ambiente (ENGEMA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6" office:value-type="string" calcext:value-type="string">
            <text:p>SILVA, Adaci Aparecida Oliveira Rosa da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7" office:value-type="string" calcext:value-type="string">
            <text:p>FUJINO, Asa</text:p>
          </table:table-cell>
          <table:table-cell office:value-type="string" calcext:value-type="string">
            <text:p>VASCONCELOS, Michele de Oliveira 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SANTOS, Marcelo dos 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GONÇALVES, Aline Lima 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SANTOS, Marcelo dos <text:s/>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Congresso Brasileiro de Informática em Saúd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ASSARELLI, Brasilina </text:p>
          </table:table-cell>
          <table:table-cell office:value-type="string" calcext:value-type="string">
            <text:p>TAVERNARI, Mariana</text:p>
          </table:table-cell>
          <table:table-cell office:value-type="string" calcext:value-type="string">
            <text:p>GRISOLIA, Daisy</text:p>
          </table:table-cell>
          <table:table-cell table:number-columns-repeated="4"/>
          <table:table-cell office:value-type="string" calcext:value-type="string">
            <text:p>Congresso Internacional ABED de Educação a Distânc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ASSARELLI, Brasilina </text:p>
          </table:table-cell>
          <table:table-cell office:value-type="string" calcext:value-type="string">
            <text:p>BOTELHO, Rodrigo Eduardo Francisco</text:p>
          </table:table-cell>
          <table:table-cell office:value-type="string" calcext:value-type="string">
            <text:p>JUNQUEIRA, Antônio Hélio</text:p>
          </table:table-cell>
          <table:table-cell table:number-columns-repeated="4"/>
          <table:table-cell office:value-type="string" calcext:value-type="string">
            <text:p>Congresso Brasileiro de Ciências da Comunic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LESSA, Rodolfo Calil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5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7" office:value-type="string" calcext:value-type="string">
            <text:p>SANTOS, Cibele Araujo Camargo Marques dos</text:p>
          </table:table-cell>
          <table:table-cell office:value-type="string" calcext:value-type="string">
            <text:p>SANCHES, Fabíola Rizzo</text:p>
          </table:table-cell>
          <table:table-cell office:value-type="string" calcext:value-type="string">
            <text:p>ROSA, José Carlos Balbino</text:p>
          </table:table-cell>
          <table:table-cell office:value-type="string" calcext:value-type="string">
            <text:p>CRESTANA, Maria Fazanelli</text:p>
          </table:table-cell>
          <table:table-cell table:number-columns-repeated="3"/>
          <table:table-cell table:style-name="ce14" office:value-type="string" calcext:value-type="string">
            <text:p>Seminário Nacional de Bibliotecas Universitárias (SNBU) e Seminário Internacional de Bibliotecas Digit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8" office:value-type="string" calcext:value-type="string">
            <text:p>LOMBARDI, Valéria Vilhena </text:p>
          </table:table-cell>
          <table:table-cell office:value-type="string" calcext:value-type="string">
            <text:p>ARAGAO, Marinalva de Souza</text:p>
          </table:table-cell>
          <table:table-cell office:value-type="string" calcext:value-type="string">
            <text:p>SANTOS, Cibele Araujo Camargo Marques dos</text:p>
          </table:table-cell>
          <table:table-cell office:value-type="string" calcext:value-type="string">
            <text:p>CRESTANA, Maria Fazanelli</text:p>
          </table:table-cell>
          <table:table-cell table:number-columns-repeated="3"/>
          <table:table-cell table:style-name="ce14" office:value-type="string" calcext:value-type="string">
            <text:p>Seminário Nacional de Bibliotecas Universitárias (SNBU) e Seminário Internacional de Bibliotecas Digit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8" office:value-type="string" calcext:value-type="string">
            <text:p>SANTOS, Cibele Araujo Camargo Marques dos</text:p>
          </table:table-cell>
          <table:table-cell office:value-type="string" calcext:value-type="string">
            <text:p>TORRE, Silvia Regina Saran Della Icon</text:p>
          </table:table-cell>
          <table:table-cell office:value-type="string" calcext:value-type="string">
            <text:p>MATSUDA, Roseli Koizimi Icon </text:p>
          </table:table-cell>
          <table:table-cell office:value-type="string" calcext:value-type="string">
            <text:p>GUERRA, Sonia Regina Yole Icon</text:p>
          </table:table-cell>
          <table:table-cell office:value-type="string" calcext:value-type="string">
            <text:p>MORAES, Juliana de Souza Icon</text:p>
          </table:table-cell>
          <table:table-cell office:value-type="string" calcext:value-type="string">
            <text:p>LIMA, Vânia Mara Alves</text:p>
          </table:table-cell>
          <table:table-cell/>
          <table:table-cell table:style-name="ce14" office:value-type="string" calcext:value-type="string">
            <text:p>Seminário Nacional de Bibliotecas Universitárias (SNBU) e Seminário Internacional de Bibliotecas Digit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ALETTA, Francisco Carlos</text:p>
          </table:table-cell>
          <table:table-cell table:number-columns-repeated="6"/>
          <table:table-cell office:value-type="string" calcext:value-type="string">
            <text:p>Seminário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NASCIMENTO, Ellen Cardoso</text:p>
          </table:table-cell>
          <table:table-cell office:value-type="string" calcext:value-type="string">
            <text:p>PALETTA, Francisco Carlos</text:p>
          </table:table-cell>
          <table:table-cell office:value-type="string" calcext:value-type="string">
            <text:p>ROLIM, Juliana </text:p>
          </table:table-cell>
          <table:table-cell table:number-columns-repeated="4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SILVA, José Fernando Modesto da </text:p>
          </table:table-cell>
          <table:table-cell office:value-type="string" calcext:value-type="string">
            <text:p>MUCHERONI, Marcos Luiz</text:p>
          </table:table-cell>
          <table:table-cell office:value-type="string" calcext:value-type="string">
            <text:p>PALETTA, Francisco Carlos</text:p>
          </table:table-cell>
          <table:table-cell table:number-columns-repeated="4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CAPOBIANCO, Ligia </text:p>
          </table:table-cell>
          <table:table-cell office:value-type="string" calcext:value-type="string">
            <text:p>PALETTA, Francisco Carlos</text:p>
          </table:table-cell>
          <table:table-cell table:style-name="ce10"/>
          <table:table-cell table:number-columns-repeated="4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SILVA, Armando Manuel Barreiros Malheiro da </text:p>
          </table:table-cell>
          <table:table-cell office:value-type="string" calcext:value-type="string">
            <text:p>PALETTA, Francisco Carlos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PALETTA, Francisco Carlos </text:p>
          </table:table-cell>
          <table:table-cell table:number-columns-repeated="6"/>
          <table:table-cell office:value-type="string" calcext:value-type="string">
            <text:p>AIEA Annual Conferenc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ALETTA, Francisco Carlos</text:p>
          </table:table-cell>
          <table:table-cell office:value-type="string" calcext:value-type="string">
            <text:p>JEWELL, Linda</text:p>
          </table:table-cell>
          <table:table-cell table:number-columns-repeated="5"/>
          <table:table-cell office:value-type="string" calcext:value-type="string">
            <text:p>AIEA Annual Conferenc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SIQUEIRA, Ivan Claudio Pereira </text:p>
          </table:table-cell>
          <table:table-cell table:number-columns-repeated="6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SIQUEIRA, Ivan Claudio Pereira</text:p>
          </table:table-cell>
          <table:table-cell table:number-columns-repeated="6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ASSOS, Marcos Paulo de</text:p>
          </table:table-cell>
          <table:table-cell office:value-type="string" calcext:value-type="string">
            <text:p>PIERUCCINI, Ivete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PIERUCCINI, Ivete</text:p>
          </table:table-cell>
          <table:table-cell office:value-type="string" calcext:value-type="string">
            <text:p>PERROTTI, Edmir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Micheroni, Marcos Luiz </text:p>
          </table:table-cell>
          <table:table-cell office:value-type="string" calcext:value-type="string">
            <text:p>SILVA, José Fernando Modesto da</text:p>
          </table:table-cell>
          <table:table-cell office:value-type="string" calcext:value-type="string">
            <text:p>PALETTA, Francisco Carlos</text:p>
          </table:table-cell>
          <table:table-cell table:number-columns-repeated="4"/>
          <table:table-cell office:value-type="string" calcext:value-type="string">
            <text:p>Seminário Nacional de Bibliotecas Universitárias (SNBU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MARINGELLI, Isabel Ayres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AGUIAR, Giseli Adornato de 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Jornadas Virtuales Iberoamericanas De Bibliotecologí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AGUIAR, Giseli Adornato de</text:p>
          </table:table-cell>
          <table:table-cell office:value-type="string" calcext:value-type="string">
            <text:p>SILVA, José Fernando Modesto da</text:p>
          </table:table-cell>
          <table:table-cell table:number-columns-repeated="5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OLIVEIRA, Lúcia Maciel Barbosa de </text:p>
          </table:table-cell>
          <table:table-cell table:number-columns-repeated="6"/>
          <table:table-cell office:value-type="string" calcext:value-type="string">
            <text:p>Seminário Internacional de Políticas Cultur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OLIVEIRA, Lúcia Maciel Barbosa de</text:p>
          </table:table-cell>
          <table:table-cell table:number-columns-repeated="6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SANTOS, Marcelo dos</text:p>
          </table:table-cell>
          <table:table-cell office:value-type="string" calcext:value-type="string">
            <text:p>ROCHA, Joeli Espírito Santo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FUSCO, Elvis</text:p>
          </table:table-cell>
          <table:table-cell office:value-type="string" calcext:value-type="string">
            <text:p>MUCHERONI, Marcos Luiz</text:p>
          </table:table-cell>
          <table:table-cell office:value-type="string" calcext:value-type="string">
            <text:p>PEREIRA, Fábio Dacêncio</text:p>
          </table:table-cell>
          <table:table-cell table:number-columns-repeated="4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SANTOS, Edison Luís dos</text:p>
          </table:table-cell>
          <table:table-cell office:value-type="string" calcext:value-type="string">
            <text:p>MUCHERONI, Marcos Luiz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7" office:value-type="string" calcext:value-type="string">
            <text:p>FUSCO, Elvis</text:p>
          </table:table-cell>
          <table:table-cell office:value-type="string" calcext:value-type="string">
            <text:p>MUCHERONI, Marcos Luiz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7" office:value-type="string" calcext:value-type="string">
            <text:p>FRANCELIN, Marivalde Moacir</text:p>
          </table:table-cell>
          <table:table-cell table:number-columns-repeated="6"/>
          <table:table-cell table:style-name="ce14" office:value-type="string" calcext:value-type="string">
            <text:p>Encuentro de Directores y Docentes de Escuelas de Bibliotecología y Ciencia de la Informacion del Mercosur (EBCIM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ZAMBONI, Rita Costa Veiga</text:p>
          </table:table-cell>
          <table:table-cell office:value-type="string" calcext:value-type="string">
            <text:p>FRANCELIN, Marivalde Moacir</text:p>
          </table:table-cell>
          <table:table-cell table:number-columns-repeated="5"/>
          <table:table-cell table:style-name="ce14"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0" office:value-type="string" calcext:value-type="string">
            <text:p>RIBEIRO, Duanne de Oliveira</text:p>
          </table:table-cell>
          <table:table-cell table:number-columns-repeated="6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0" office:value-type="string" calcext:value-type="string">
            <text:p>ZAMBONI, Rita Costa Veiga </text:p>
          </table:table-cell>
          <table:table-cell office:value-type="string" calcext:value-type="string">
            <text:p>FRANCELIN, Marivalde Moacir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0" office:value-type="string" calcext:value-type="string">
            <text:p>FRANCELIN, Marivalde Moacir </text:p>
          </table:table-cell>
          <table:table-cell office:value-type="string" calcext:value-type="string">
            <text:p>KOBASHI, Nair Yumiko</text:p>
          </table:table-cell>
          <table:table-cell table:number-columns-repeated="5"/>
          <table:table-cell office:value-type="string" calcext:value-type="string">
            <text:p>Simposio Iberoamericano de Terminologia - RITerm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10" office:value-type="string" calcext:value-type="string">
            <text:p>CÔRTES, Pedro Luiz</text:p>
          </table:table-cell>
          <table:table-cell table:number-columns-repeated="6"/>
          <table:table-cell office:value-type="string" calcext:value-type="string">
            <text:p>Encontro Internacional sobre Gestão Empresarial e Meio Ambiente (ENGEM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10" office:value-type="string" calcext:value-type="string">
            <text:p>CÔRTES, Pedro Luiz </text:p>
          </table:table-cell>
          <table:table-cell table:number-columns-repeated="6"/>
          <table:table-cell office:value-type="string" calcext:value-type="string">
            <text:p>Conference on Environmental Management and Accounting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10" office:value-type="string" calcext:value-type="string">
            <text:p>NASCIMENTO, Carla Cristina do</text:p>
          </table:table-cell>
          <table:table-cell office:value-type="string" calcext:value-type="string">
            <text:p>MUGNAINI, Rogério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0" office:value-type="string" calcext:value-type="string">
            <text:p>MUGNAINI, Rogério</text:p>
          </table:table-cell>
          <table:table-cell office:value-type="string" calcext:value-type="string">
            <text:p>SANTOS, Silvio Marcos Dias</text:p>
          </table:table-cell>
          <table:table-cell table:number-columns-repeated="5"/>
          <table:table-cell table:style-name="ce20" office:value-type="string" calcext:value-type="string">
            <text:p>Encontro Nacional de Pesquisa em Ciência da Informação (ENANCIB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10" office:value-type="string" calcext:value-type="string">
            <text:p>CROZATTI, Jaime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RODRIGUES, Guilherme Mendonça</text:p>
          </table:table-cell>
          <table:table-cell office:value-type="string" calcext:value-type="string">
            <text:p>PEDRUCCI, Sheyla Aparecida Tavares </text:p>
          </table:table-cell>
          <table:table-cell table:number-columns-repeated="3"/>
          <table:table-cell office:value-type="string" calcext:value-type="string">
            <text:p>Encontro de Administração Pública e Governança da ANPAD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10" office:value-type="string" calcext:value-type="string">
            <text:p>YUCRA, Marisol Solis</text:p>
          </table:table-cell>
          <table:table-cell office:value-type="string" calcext:value-type="string">
            <text:p>WASSERMANN, Renata</text:p>
          </table:table-cell>
          <table:table-cell office:value-type="string" calcext:value-type="string">
            <text:p>LIMA, Vânia Mara Alves </text:p>
          </table:table-cell>
          <table:table-cell table:number-columns-repeated="4"/>
          <table:table-cell table:style-name="ce14"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0" office:value-type="string" calcext:value-type="string">
            <text:p>LIMA, Vânia Mara Alves</text:p>
          </table:table-cell>
          <table:table-cell office:value-type="string" calcext:value-type="string">
            <text:p>COSTA, Ivani Di Grazia</text:p>
          </table:table-cell>
          <table:table-cell office:value-type="string" calcext:value-type="string">
            <text:p>GUIMARÃES, Magda de Oliveira</text:p>
          </table:table-cell>
          <table:table-cell office:value-type="string" calcext:value-type="string">
            <text:p>GESSEFF, Ednilson</text:p>
          </table:table-cell>
          <table:table-cell table:number-columns-repeated="3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1" office:value-type="string" calcext:value-type="string">
            <text:p>SANTOS, Cibele Araujo Camargo Marques dos</text:p>
          </table:table-cell>
          <table:table-cell table:style-name="ce14" table:number-columns-repeated="3"/>
          <table:table-cell table:number-columns-repeated="3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1" office:value-type="string" calcext:value-type="string">
            <text:p>SANTOS, Cibele Araujo Camargo Marques dos</text:p>
          </table:table-cell>
          <table:table-cell table:style-name="ce14" office:value-type="string" calcext:value-type="string">
            <text:p>VOGEL, Michely Jabala Mamede</text:p>
          </table:table-cell>
          <table:table-cell table:style-name="ce14" office:value-type="string" calcext:value-type="string">
            <text:p>LIMA, Vânia Mara Alves</text:p>
          </table:table-cell>
          <table:table-cell table:style-name="ce14" office:value-type="string" calcext:value-type="string">
            <text:p>BARCELLOS, João Carlos Holland</text:p>
          </table:table-cell>
          <table:table-cell table:number-columns-repeated="3"/>
          <table:table-cell office:value-type="string" calcext:value-type="string">
            <text:p>ISKO - Information Society for Knowledge Organizatio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1" office:value-type="string" calcext:value-type="string">
            <text:p>SANTOS, Cibele Araujo Camargo Marques dos</text:p>
          </table:table-cell>
          <table:table-cell table:style-name="ce14" office:value-type="string" calcext:value-type="string">
            <text:p>JESUS, Eduardo de Abreu</text:p>
          </table:table-cell>
          <table:table-cell table:style-name="ce14" office:value-type="string" calcext:value-type="string">
            <text:p>LUCA, João Ricardo de</text:p>
          </table:table-cell>
          <table:table-cell table:number-columns-repeated="4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1" office:value-type="string" calcext:value-type="string">
            <text:p>PASSOS, Marcos Paulo de </text:p>
          </table:table-cell>
          <table:table-cell table:style-name="ce14" office:value-type="string" calcext:value-type="string">
            <text:p>PIERUCCINI, Ivete</text:p>
          </table:table-cell>
          <table:table-cell table:number-columns-repeated="5"/>
          <table:table-cell table:style-name="ce16" office:value-type="string" calcext:value-type="string">
            <text:p>Encuentro Ibérico EDICIC 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1" office:value-type="string" calcext:value-type="string">
            <text:p>OLIVEIRA, Lúcia Maciel Barbosa de </text:p>
          </table:table-cell>
          <table:table-cell table:number-columns-repeated="6"/>
          <table:table-cell office:value-type="string" calcext:value-type="string">
            <text:p>Encuentro Ibérico EDICIC 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2" office:value-type="string" calcext:value-type="string">
            <text:p>LIMA, Vânia Mara Alves</text:p>
          </table:table-cell>
          <table:table-cell table:style-name="ce15" table:number-columns-repeated="2"/>
          <table:table-cell table:number-columns-repeated="4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2" office:value-type="string" calcext:value-type="string">
            <text:p>LIMA, Vânia Mara Alves</text:p>
          </table:table-cell>
          <table:table-cell table:style-name="ce15" office:value-type="string" calcext:value-type="string">
            <text:p>VITORIANO, Fabiana Gulin Longhi</text:p>
          </table:table-cell>
          <table:table-cell table:style-name="ce15" office:value-type="string" calcext:value-type="string">
            <text:p>BARBANTI, Cristina Hilsdorf</text:p>
          </table:table-cell>
          <table:table-cell table:number-columns-repeated="4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1" office:value-type="string" calcext:value-type="string">
            <text:p>LARA, Marilda Lopes Ginez de</text:p>
          </table:table-cell>
          <table:table-cell table:number-columns-repeated="6"/>
          <table:table-cell office:value-type="string" calcext:value-type="string">
            <text:p>ISKO - Information Society for Knowledge Organizatio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1" office:value-type="string" calcext:value-type="string">
            <text:p>LARA, Marilda Lopes Ginez de</text:p>
          </table:table-cell>
          <table:table-cell table:number-columns-repeated="6"/>
          <table:table-cell office:value-type="string" calcext:value-type="string">
            <text:p>ISKO - Information Society for 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11" office:value-type="string" calcext:value-type="string">
            <text:p>LARA, Marilda Lopes Ginez de</text:p>
          </table:table-cell>
          <table:table-cell table:style-name="ce16" table:number-columns-repeated="2"/>
          <table:table-cell table:number-columns-repeated="4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1" office:value-type="string" calcext:value-type="string">
            <text:p>LARA, Marilda Lopes Ginez de</text:p>
          </table:table-cell>
          <table:table-cell table:style-name="ce16" office:value-type="string" calcext:value-type="string">
            <text:p>ORTH, Gabriela Previdello Ferreira</text:p>
          </table:table-cell>
          <table:table-cell table:style-name="ce16" office:value-type="string" calcext:value-type="string">
            <text:p>KOBASHI, Nair Yumiko</text:p>
          </table:table-cell>
          <table:table-cell table:number-columns-repeated="4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fill-character> </loext:fill-character>
      <number:text>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46:13.885509233</meta:creation-date>
    <dc:date>2018-01-04T12:46:45.223806487</dc:date>
    <meta:editing-duration>PT32S</meta:editing-duration>
    <meta:editing-cycles>1</meta:editing-cycles>
    <meta:document-statistic meta:table-count="1" meta:cell-count="1080" meta:object-count="0"/>
    <meta:generator>LibreOffice/5.3.7.2.0$Linux_X86_64 LibreOffice_project/30$Build-2</meta:generator>
  </office:meta>
</office:document-meta>
</file>